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2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1.7063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top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vertical-align="top"/>
      <style:text-properties style:font-name="Liberation Sans"/>
    </style:style>
    <style:style style:name="ce15" style:family="table-cell" style:parent-style-name="Default">
      <style:table-cell-properties fo:background-color="#ffff00" style:vertical-align="top"/>
      <style:text-properties style:font-name="Liberation Sans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style:vertical-align="top"/>
      <style:text-properties style:font-name="Liberation Sans"/>
    </style:style>
    <style:style style:name="ce21" style:family="table-cell" style:parent-style-name="Default" style:data-style-name="N104">
      <style:table-cell-properties fo:background-color="#ffff00" style:vertical-align="top"/>
      <style:text-properties style:font-name="Liberation Sans"/>
    </style:style>
    <style:style style:name="ce2" style:family="table-cell" style:parent-style-name="Default" style:data-style-name="N104"/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TC_filings" table:style-name="ta1">
        <table:table-column table:style-name="co1" table:default-cell-style-name="ce14"/>
        <table:table-column table:style-name="co2" table:default-cell-style-name="ce20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>
          <table:table-cell table:style-name="ce9" office:value-type="string" calcext:value-type="string">
            <text:p>Conventional TV Expenses</text:p>
          </table:table-cell>
          <table:table-cell table:style-name="ce17" office:value-type="string" calcext:value-type="string">
            <text:p>2023 English</text:p>
          </table:table-cell>
          <table:table-cell table:style-name="ce9" office:value-type="string" calcext:value-type="string">
            <text:p>2023 French</text:p>
          </table:table-cell>
          <table:table-cell table:style-name="ce23" office:value-type="string" calcext:value-type="string">
            <text:p>2023 Discretionary TV Expenses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ercentage of Production</text:p>
          </table:table-cell>
          <table:table-cell table:style-name="ce9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News</text:p>
          </table:table-cell>
          <table:table-cell table:style-name="ce18" office:value-type="currency" office:currency="USD" office:value="50281000" calcext:value-type="currency">
            <text:p>$50,281,000.00</text:p>
          </table:table-cell>
          <table:table-cell table:style-name="ce18" office:value-type="currency" office:currency="USD" office:value="64609000" calcext:value-type="currency">
            <text:p>$64,609,000.00</text:p>
          </table:table-cell>
          <table:table-cell table:style-name="ce20" office:value-type="currency" office:currency="USD" office:value="92827000" calcext:value-type="currency">
            <text:p>$92,827,000.00</text:p>
          </table:table-cell>
          <table:table-cell table:style-name="ce18" table:formula="of:=SUM([.B2:.D2])" office:value-type="currency" office:currency="USD" office:value="207717000" calcext:value-type="currency">
            <text:p>$207,717,000.00</text:p>
          </table:table-cell>
          <table:table-cell table:style-name="ce24" table:formula="of:=SUM([.E2]/939910836)" office:value-type="percentage" office:value="0.22099649460792" calcext:value-type="percentage">
            <text:p>22.10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Analysis/Interpretation</text:p>
          </table:table-cell>
          <table:table-cell table:style-name="ce18" office:value-type="currency" office:currency="USD" office:value="4492000" calcext:value-type="currency">
            <text:p>$4,492,000.00</text:p>
          </table:table-cell>
          <table:table-cell table:style-name="ce18" office:value-type="currency" office:currency="USD" office:value="21218000" calcext:value-type="currency">
            <text:p>$21,218,000.00</text:p>
          </table:table-cell>
          <table:table-cell table:style-name="ce20" office:value-type="currency" office:currency="USD" office:value="4512000" calcext:value-type="currency">
            <text:p>$4,512,000.00</text:p>
          </table:table-cell>
          <table:table-cell table:style-name="ce18" table:formula="of:=SUM([.B3:.D3])" office:value-type="currency" office:currency="USD" office:value="30222000" calcext:value-type="currency">
            <text:p>$30,222,000.00</text:p>
          </table:table-cell>
          <table:table-cell table:style-name="ce24" table:formula="of:=SUM([.E3]/939910836)" office:value-type="percentage" office:value="0.0321541138185154" calcext:value-type="percentage">
            <text:p>3.22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Long-form documentary</text:p>
          </table:table-cell>
          <table:table-cell table:style-name="ce18" office:value-type="currency" office:currency="USD" office:value="18096000" calcext:value-type="currency">
            <text:p>$18,096,000.00</text:p>
          </table:table-cell>
          <table:table-cell table:style-name="ce18" office:value-type="currency" office:currency="USD" office:value="5729000" calcext:value-type="currency">
            <text:p>$5,729,000.00</text:p>
          </table:table-cell>
          <table:table-cell table:style-name="ce20" office:value-type="currency" office:currency="USD" office:value="4836" calcext:value-type="currency">
            <text:p>$4,836.00</text:p>
          </table:table-cell>
          <table:table-cell table:style-name="ce18" table:formula="of:=SUM([.B4:.D4])" office:value-type="currency" office:currency="USD" office:value="23829836" calcext:value-type="currency">
            <text:p>$23,829,836.00</text:p>
          </table:table-cell>
          <table:table-cell table:style-name="ce24" table:formula="of:=SUM([.E4]/939910836)" office:value-type="percentage" office:value="0.0253532942565203" calcext:value-type="percentage">
            <text:p>2.54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Other information</text:p>
          </table:table-cell>
          <table:table-cell table:style-name="ce18" office:value-type="currency" office:currency="USD" office:value="8574000" calcext:value-type="currency">
            <text:p>$8,574,000.00</text:p>
          </table:table-cell>
          <table:table-cell table:style-name="ce18" office:value-type="currency" office:currency="USD" office:value="6735000" calcext:value-type="currency">
            <text:p>$6,735,000.00</text:p>
          </table:table-cell>
          <table:table-cell table:style-name="ce20" office:value-type="currency" office:currency="USD" office:value="643000" calcext:value-type="currency">
            <text:p>$643,000.00</text:p>
          </table:table-cell>
          <table:table-cell table:style-name="ce18" table:formula="of:=SUM([.B5:.D5])" office:value-type="currency" office:currency="USD" office:value="15952000" calcext:value-type="currency">
            <text:p>$15,952,000.00</text:p>
          </table:table-cell>
          <table:table-cell table:style-name="ce24" table:formula="of:=SUM([.E5]/939910836)" office:value-type="percentage" office:value="0.0169718226336099" calcext:value-type="percentage">
            <text:p>1.70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Sports</text:p>
          </table:table-cell>
          <table:table-cell table:style-name="ce18" office:value-type="currency" office:currency="USD" office:value="6745000" calcext:value-type="currency">
            <text:p>$6,745,000.00</text:p>
          </table:table-cell>
          <table:table-cell table:style-name="ce18" office:value-type="currency" office:currency="USD" office:value="55000" calcext:value-type="currency">
            <text:p>$55,000.00</text:p>
          </table:table-cell>
          <table:table-cell table:style-name="ce20"/>
          <table:table-cell table:style-name="ce18" table:formula="of:=SUM([.B6:.D6])" office:value-type="currency" office:currency="USD" office:value="6800000" calcext:value-type="currency">
            <text:p>$6,800,000.00</text:p>
          </table:table-cell>
          <table:table-cell table:style-name="ce24" table:formula="of:=SUM([.E6]/939910836)" office:value-type="percentage" office:value="0.00723472880570131" calcext:value-type="percentage">
            <text:p>0.72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Drama/comedy</text:p>
          </table:table-cell>
          <table:table-cell table:style-name="ce18" office:value-type="currency" office:currency="USD" office:value="128919000" calcext:value-type="currency">
            <text:p>$128,919,000.00</text:p>
          </table:table-cell>
          <table:table-cell table:style-name="ce18" office:value-type="currency" office:currency="USD" office:value="64499000" calcext:value-type="currency">
            <text:p>$64,499,000.00</text:p>
          </table:table-cell>
          <table:table-cell table:style-name="ce2" office:value-type="currency" office:currency="USD" office:value="1856000" calcext:value-type="currency">
            <text:p>$1,856,000.00</text:p>
          </table:table-cell>
          <table:table-cell table:style-name="ce18" table:formula="of:=SUM([.B7:.D7])" office:value-type="currency" office:currency="USD" office:value="195274000" calcext:value-type="currency">
            <text:p>$195,274,000.00</text:p>
          </table:table-cell>
          <table:table-cell table:style-name="ce24" table:formula="of:=SUM([.E7]/939910836)" office:value-type="percentage" office:value="0.207758004824194" calcext:value-type="percentage">
            <text:p>20.78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Films</text:p>
          </table:table-cell>
          <table:table-cell table:style-name="ce18" office:value-type="currency" office:currency="USD" office:value="6494000" calcext:value-type="currency">
            <text:p>$6,494,000.00</text:p>
          </table:table-cell>
          <table:table-cell table:style-name="ce18" office:value-type="currency" office:currency="USD" office:value="2926000" calcext:value-type="currency">
            <text:p>$2,926,000.00</text:p>
          </table:table-cell>
          <table:table-cell table:style-name="ce2" office:value-type="currency" office:currency="USD" office:value="181000" calcext:value-type="currency">
            <text:p>$181,000.00</text:p>
          </table:table-cell>
          <table:table-cell table:style-name="ce18" table:formula="of:=SUM([.B8:.D8])" office:value-type="currency" office:currency="USD" office:value="9601000" calcext:value-type="currency">
            <text:p>$9,601,000.00</text:p>
          </table:table-cell>
          <table:table-cell table:style-name="ce24" table:formula="of:=SUM([.E8]/939910836)" office:value-type="percentage" office:value="0.0102147987152262" calcext:value-type="percentage">
            <text:p>1.02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Animated</text:p>
          </table:table-cell>
          <table:table-cell table:style-name="ce18" office:value-type="currency" office:currency="USD" office:value="2186000" calcext:value-type="currency">
            <text:p>$2,186,000.00</text:p>
          </table:table-cell>
          <table:table-cell table:style-name="ce18" office:value-type="currency" office:currency="USD" office:value="2459000" calcext:value-type="currency">
            <text:p>$2,459,000.00</text:p>
          </table:table-cell>
          <table:table-cell table:style-name="ce2" office:value-type="currency" office:currency="USD" office:value="3000" calcext:value-type="currency">
            <text:p>$3,000.00</text:p>
          </table:table-cell>
          <table:table-cell table:style-name="ce18" table:formula="of:=SUM([.B9:.D9])" office:value-type="currency" office:currency="USD" office:value="4648000" calcext:value-type="currency">
            <text:p>$4,648,000.00</text:p>
          </table:table-cell>
          <table:table-cell table:style-name="ce24" table:formula="of:=SUM([.E9]/939910836)" office:value-type="percentage" office:value="0.00494514992483819" calcext:value-type="percentage">
            <text:p>0.49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Music/variety</text:p>
          </table:table-cell>
          <table:table-cell table:style-name="ce18" office:value-type="currency" office:currency="USD" office:value="2113000" calcext:value-type="currency">
            <text:p>$2,113,000.00</text:p>
          </table:table-cell>
          <table:table-cell table:style-name="ce18" office:value-type="currency" office:currency="USD" office:value="18167000" calcext:value-type="currency">
            <text:p>$18,167,000.00</text:p>
          </table:table-cell>
          <table:table-cell table:style-name="ce2" office:value-type="currency" office:currency="USD" office:value="917000" calcext:value-type="currency">
            <text:p>$917,000.00</text:p>
          </table:table-cell>
          <table:table-cell table:style-name="ce18" table:formula="of:=SUM([.B10:.D10])" office:value-type="currency" office:currency="USD" office:value="21197000" calcext:value-type="currency">
            <text:p>$21,197,000.00</text:p>
          </table:table-cell>
          <table:table-cell table:style-name="ce24" table:formula="of:=SUM([.E10]/939910836)" office:value-type="percentage" office:value="0.0225521391903604" calcext:value-type="percentage">
            <text:p>2.26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Game shows</text:p>
          </table:table-cell>
          <table:table-cell table:style-name="ce18" office:value-type="currency" office:currency="USD" office:value="0" calcext:value-type="currency">
            <text:p>$0.00</text:p>
          </table:table-cell>
          <table:table-cell table:style-name="ce18" office:value-type="currency" office:currency="USD" office:value="12377000" calcext:value-type="currency">
            <text:p>$12,377,000.00</text:p>
          </table:table-cell>
          <table:table-cell table:style-name="ce2"/>
          <table:table-cell table:style-name="ce18" table:formula="of:=SUM([.B11:.D11])" office:value-type="currency" office:currency="USD" office:value="12377000" calcext:value-type="currency">
            <text:p>$12,377,000.00</text:p>
          </table:table-cell>
          <table:table-cell table:style-name="ce24" table:formula="of:=SUM([.E11]/939910836)" office:value-type="percentage" office:value="0.0131682703570831" calcext:value-type="percentage">
            <text:p>1.32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Human interest</text:p>
          </table:table-cell>
          <table:table-cell table:style-name="ce18" office:value-type="currency" office:currency="USD" office:value="409000" calcext:value-type="currency">
            <text:p>$409,000.00</text:p>
          </table:table-cell>
          <table:table-cell table:style-name="ce18" office:value-type="currency" office:currency="USD" office:value="31292000" calcext:value-type="currency">
            <text:p>$31,292,000.00</text:p>
          </table:table-cell>
          <table:table-cell table:style-name="ce20" office:value-type="currency" office:currency="USD" office:value="4649000" calcext:value-type="currency">
            <text:p>$4,649,000.00</text:p>
          </table:table-cell>
          <table:table-cell table:style-name="ce18" table:formula="of:=SUM([.B12:.D12])" office:value-type="currency" office:currency="USD" office:value="36350000" calcext:value-type="currency">
            <text:p>$36,350,000.00</text:p>
          </table:table-cell>
          <table:table-cell table:style-name="ce24" table:formula="of:=SUM([.E12]/939910836)" office:value-type="percentage" office:value="0.0386738811893004" calcext:value-type="percentage">
            <text:p>3.87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Reality TV</text:p>
          </table:table-cell>
          <table:table-cell table:style-name="ce18" office:value-type="currency" office:currency="USD" office:value="32931000" calcext:value-type="currency">
            <text:p>$32,931,000.00</text:p>
          </table:table-cell>
          <table:table-cell table:style-name="ce18" office:value-type="currency" office:currency="USD" office:value="4466000" calcext:value-type="currency">
            <text:p>$4,466,000.00</text:p>
          </table:table-cell>
          <table:table-cell table:style-name="ce20"/>
          <table:table-cell table:style-name="ce18" table:formula="of:=SUM([.B13:.D13])" office:value-type="currency" office:currency="USD" office:value="37397000" calcext:value-type="currency">
            <text:p>$37,397,000.00</text:p>
          </table:table-cell>
          <table:table-cell table:style-name="ce24" table:formula="of:=SUM([.E13]/939910836)" office:value-type="percentage" office:value="0.039787816639237" calcext:value-type="percentage">
            <text:p>3.98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Award shows</text:p>
          </table:table-cell>
          <table:table-cell table:style-name="ce18" office:value-type="currency" office:currency="USD" office:value="5674000" calcext:value-type="currency">
            <text:p>$5,674,000.00</text:p>
          </table:table-cell>
          <table:table-cell table:style-name="ce18" office:value-type="currency" office:currency="USD" office:value="4540000" calcext:value-type="currency">
            <text:p>$4,540,000.00</text:p>
          </table:table-cell>
          <table:table-cell table:style-name="ce20" office:value-type="currency" office:currency="USD" office:value="187000" calcext:value-type="currency">
            <text:p>$187,000.00</text:p>
          </table:table-cell>
          <table:table-cell table:style-name="ce18" table:formula="of:=SUM([.B14:.D14])" office:value-type="currency" office:currency="USD" office:value="10401000" calcext:value-type="currency">
            <text:p>$10,401,000.00</text:p>
          </table:table-cell>
          <table:table-cell table:style-name="ce24" table:formula="of:=SUM([.E14]/939910836)" office:value-type="percentage" office:value="0.0110659432806028" calcext:value-type="percentage">
            <text:p>1.11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 office:value-type="string" calcext:value-type="string">
            <text:p>Others</text:p>
          </table:table-cell>
          <table:table-cell table:style-name="ce18" office:value-type="currency" office:currency="USD" office:value="1811000" calcext:value-type="currency">
            <text:p>$1,811,000.00</text:p>
          </table:table-cell>
          <table:table-cell table:style-name="ce18" office:value-type="currency" office:currency="USD" office:value="406000" calcext:value-type="currency">
            <text:p>$406,000.00</text:p>
          </table:table-cell>
          <table:table-cell table:style-name="ce20" office:value-type="currency" office:currency="USD" office:value="3000" calcext:value-type="currency">
            <text:p>$3,000.00</text:p>
          </table:table-cell>
          <table:table-cell table:style-name="ce18" table:formula="of:=SUM([.B15:.D15])" office:value-type="currency" office:currency="USD" office:value="2220000" calcext:value-type="currency">
            <text:p>$2,220,000.00</text:p>
          </table:table-cell>
          <table:table-cell table:style-name="ce24" table:formula="of:=SUM([.E15]/939910836)" office:value-type="percentage" office:value="0.00236192616892013" calcext:value-type="percentage">
            <text:p>0.24%</text:p>
          </table:table-cell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10"/>
          <table:table-cell table:style-name="ce18" table:number-columns-repeated="2"/>
          <table:table-cell table:style-name="ce10" table:number-columns-repeated="14"/>
          <table:table-cell table:number-columns-repeated="1007"/>
        </table:table-row>
        <table:table-row table:style-name="ro2">
          <table:table-cell table:style-name="ce10" office:value-type="string" calcext:value-type="string">
            <text:p>Production expenses</text:p>
          </table:table-cell>
          <table:table-cell table:style-name="ce18" office:value-type="currency" office:currency="USD" office:value="40495000" calcext:value-type="currency">
            <text:p>$40,495,000.00</text:p>
          </table:table-cell>
          <table:table-cell table:style-name="ce18"/>
          <table:table-cell table:style-name="ce2" office:value-type="currency" office:currency="USD" office:value="120999000" calcext:value-type="currency">
            <text:p>$120,999,000.00</text:p>
          </table:table-cell>
          <table:table-cell table:style-name="ce18" table:formula="of:=SUM([.B17:.D17])" office:value-type="currency" office:currency="USD" office:value="161494000" calcext:value-type="currency">
            <text:p>$161,494,000.00</text:p>
          </table:table-cell>
          <table:table-cell table:style-name="ce10" table:number-columns-repeated="12"/>
          <table:table-cell table:number-columns-repeated="1007"/>
        </table:table-row>
        <table:table-row table:style-name="ro2">
          <table:table-cell table:style-name="ce10" office:value-type="string" calcext:value-type="string">
            <text:p>Technical expenses</text:p>
          </table:table-cell>
          <table:table-cell table:style-name="ce18" office:value-type="currency" office:currency="USD" office:value="25401000" calcext:value-type="currency">
            <text:p>$25,401,000.00</text:p>
          </table:table-cell>
          <table:table-cell table:style-name="ce18"/>
          <table:table-cell table:style-name="ce2" office:value-type="currency" office:currency="USD" office:value="7080000" calcext:value-type="currency">
            <text:p>$7,080,000.00</text:p>
          </table:table-cell>
          <table:table-cell table:style-name="ce18" table:formula="of:=SUM([.B18:.D18])" office:value-type="currency" office:currency="USD" office:value="32481000" calcext:value-type="currency">
            <text:p>$32,481,000.00</text:p>
          </table:table-cell>
          <table:table-cell table:style-name="ce10" table:number-columns-repeated="12"/>
          <table:table-cell table:number-columns-repeated="1007"/>
        </table:table-row>
        <table:table-row table:style-name="ro2">
          <table:table-cell table:style-name="ce10" office:value-type="string" calcext:value-type="string">
            <text:p>Sales/promotional exp</text:p>
          </table:table-cell>
          <table:table-cell table:style-name="ce18" office:value-type="currency" office:currency="USD" office:value="40370000" calcext:value-type="currency">
            <text:p>$40,370,000.00</text:p>
          </table:table-cell>
          <table:table-cell table:style-name="ce18"/>
          <table:table-cell table:style-name="ce2" office:value-type="currency" office:currency="USD" office:value="9973000" calcext:value-type="currency">
            <text:p>$9,973,000.00</text:p>
          </table:table-cell>
          <table:table-cell table:style-name="ce18" table:formula="of:=SUM([.B19:.D19])" office:value-type="currency" office:currency="USD" office:value="50343000" calcext:value-type="currency">
            <text:p>$50,343,000.00</text:p>
          </table:table-cell>
          <table:table-cell table:style-name="ce10" table:number-columns-repeated="12"/>
          <table:table-cell table:number-columns-repeated="1007"/>
        </table:table-row>
        <table:table-row table:style-name="ro2">
          <table:table-cell table:style-name="ce10" office:value-type="string" calcext:value-type="string">
            <text:p>Admin/general exp</text:p>
          </table:table-cell>
          <table:table-cell table:style-name="ce18" office:value-type="currency" office:currency="USD" office:value="66972000" calcext:value-type="currency">
            <text:p>$66,972,000.00</text:p>
          </table:table-cell>
          <table:table-cell table:style-name="ce18"/>
          <table:table-cell table:style-name="ce2" office:value-type="currency" office:currency="USD" office:value="14635000" calcext:value-type="currency">
            <text:p>$14,635,000.00</text:p>
          </table:table-cell>
          <table:table-cell table:style-name="ce18" table:formula="of:=SUM([.B20:.D20])" office:value-type="currency" office:currency="USD" office:value="81607000" calcext:value-type="currency">
            <text:p>$81,607,000.00</text:p>
          </table:table-cell>
          <table:table-cell table:style-name="ce10" table:number-columns-repeated="12"/>
          <table:table-cell table:number-columns-repeated="1007"/>
        </table:table-row>
        <table:table-row table:style-name="ro2">
          <table:table-cell table:style-name="ce10"/>
          <table:table-cell table:style-name="ce18" table:number-columns-repeated="2"/>
          <table:table-cell table:style-name="ce10" table:number-columns-repeated="14"/>
          <table:table-cell table:number-columns-repeated="1007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9" table:formula="of:=SUM([.B2:.B21])" office:value-type="currency" office:currency="USD" office:value="441963000" calcext:value-type="currency">
            <text:p>$441,963,000.00</text:p>
          </table:table-cell>
          <table:table-cell table:style-name="ce19" table:formula="of:=SUM([.C2:.C21])" office:value-type="currency" office:currency="USD" office:value="239478000" calcext:value-type="currency">
            <text:p>$239,478,000.00</text:p>
          </table:table-cell>
          <table:table-cell table:style-name="ce19" table:formula="of:=SUM([.D2:.D21])" office:value-type="currency" office:currency="USD" office:value="258469836" calcext:value-type="currency">
            <text:p>$258,469,836.00</text:p>
          </table:table-cell>
          <table:table-cell table:style-name="ce19" table:formula="of:=SUM([.E2:.E21])" office:value-type="currency" office:currency="USD" office:value="939910836" calcext:value-type="currency">
            <text:p>$939,910,836.00</text:p>
          </table:table-cell>
          <table:table-cell table:style-name="ce11" table:number-columns-repeated="12"/>
          <table:table-cell table:style-name="ce13" table:number-columns-repeated="1007"/>
        </table:table-row>
        <table:table-row table:style-name="ro2">
          <table:table-cell table:style-name="ce10"/>
          <table:table-cell table:style-name="ce18" table:number-columns-repeated="2"/>
          <table:table-cell table:style-name="ce10" table:number-columns-repeated="14"/>
          <table:table-cell table:number-columns-repeated="1007"/>
        </table:table-row>
        <table:table-row table:style-name="ro2">
          <table:table-cell table:style-name="ce12" office:value-type="string" calcext:value-type="string">
            <text:p>Conventional TV Revenues</text:p>
          </table:table-cell>
          <table:table-cell table:style-name="ce18" table:number-columns-repeated="2"/>
          <table:table-cell table:style-name="ce10" table:number-columns-repeated="14"/>
          <table:table-cell table:number-columns-repeated="1007"/>
        </table:table-row>
        <table:table-row table:style-name="ro2">
          <table:table-cell table:style-name="ce10" office:value-type="string" calcext:value-type="string">
            <text:p>Local time sales</text:p>
          </table:table-cell>
          <table:table-cell table:style-name="ce18" office:value-type="currency" office:currency="USD" office:value="9542000" calcext:value-type="currency">
            <text:p>$9,542,000.00</text:p>
          </table:table-cell>
          <table:table-cell table:style-name="ce18" office:value-type="currency" office:currency="USD" office:value="18461000" calcext:value-type="currency">
            <text:p>$18,461,000.00</text:p>
          </table:table-cell>
          <table:table-cell table:style-name="ce10"/>
          <table:table-cell table:style-name="ce18" table:formula="of:=SUM([.B25:.D25])" office:value-type="currency" office:currency="USD" office:value="28003000" calcext:value-type="currency">
            <text:p>$28,003,000.00</text:p>
          </table:table-cell>
          <table:table-cell table:style-name="ce10" table:number-columns-repeated="12"/>
          <table:table-cell table:number-columns-repeated="1007"/>
        </table:table-row>
        <table:table-row table:style-name="ro2">
          <table:table-cell table:style-name="ce10" office:value-type="string" calcext:value-type="string">
            <text:p>National time sales</text:p>
          </table:table-cell>
          <table:table-cell table:style-name="ce18" office:value-type="currency" office:currency="USD" office:value="61741000" calcext:value-type="currency">
            <text:p>$61,741,000.00</text:p>
          </table:table-cell>
          <table:table-cell table:style-name="ce18" office:value-type="currency" office:currency="USD" office:value="78041000" calcext:value-type="currency">
            <text:p>$78,041,000.00</text:p>
          </table:table-cell>
          <table:table-cell table:style-name="ce10"/>
          <table:table-cell table:style-name="ce18" table:formula="of:=SUM([.B26:.D26])" office:value-type="currency" office:currency="USD" office:value="139782000" calcext:value-type="currency">
            <text:p>$139,782,000.00</text:p>
          </table:table-cell>
          <table:table-cell table:style-name="ce10" table:number-columns-repeated="12"/>
          <table:table-cell table:number-columns-repeated="1007"/>
        </table:table-row>
        <table:table-row table:style-name="ro2">
          <table:table-cell table:style-name="ce10" office:value-type="string" calcext:value-type="string">
            <text:p>government grants</text:p>
          </table:table-cell>
          <table:table-cell table:number-columns-repeated="2" table:style-name="ce18" office:value-type="currency" office:currency="USD" office:value="376356000" calcext:value-type="currency">
            <text:p>$376,356,000.00</text:p>
          </table:table-cell>
          <table:table-cell table:style-name="ce10"/>
          <table:table-cell table:style-name="ce18" table:formula="of:=SUM([.B27:.D27])" office:value-type="currency" office:currency="USD" office:value="752712000" calcext:value-type="currency">
            <text:p>$752,712,000.00</text:p>
          </table:table-cell>
          <table:table-cell table:style-name="ce10" table:number-columns-repeated="12"/>
          <table:table-cell table:number-columns-repeated="1007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9" table:number-columns-repeated="2"/>
          <table:table-cell table:style-name="ce11"/>
          <table:table-cell table:style-name="ce19" table:formula="of:=SUM([.E25:.E27])" office:value-type="currency" office:currency="USD" office:value="920497000" calcext:value-type="currency">
            <text:p>$920,497,000.00</text:p>
          </table:table-cell>
          <table:table-cell table:style-name="ce11" table:number-columns-repeated="12"/>
          <table:table-cell table:style-name="ce13" table:number-columns-repeated="1007"/>
        </table:table-row>
        <table:table-row table:style-name="ro2">
          <table:table-cell table:style-name="ce10"/>
          <table:table-cell table:style-name="ce18" table:number-columns-repeated="2"/>
          <table:table-cell table:style-name="ce10" table:number-columns-repeated="14"/>
          <table:table-cell table:number-columns-repeated="1007"/>
        </table:table-row>
        <table:table-row table:style-name="ro2">
          <table:table-cell table:style-name="ce13" office:value-type="string" calcext:value-type="string">
            <text:p>Discretionary TV Revenues</text:p>
          </table:table-cell>
          <table:table-cell/>
          <table:table-cell table:style-name="ce20"/>
          <table:table-cell/>
          <table:table-cell office:value-type="string" calcext:value-type="string">
            <text:p>Pay TV Channels, Specialty Channels, Video on Demand (VOD) Servic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restrial Subscribers</text:p>
          </table:table-cell>
          <table:table-cell office:value-type="currency" office:currency="USD" office:value="83650000" calcext:value-type="currency">
            <text:p>$83,650,000.00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TH subscribers</text:p>
          </table:table-cell>
          <table:table-cell office:value-type="currency" office:currency="USD" office:value="13490000" calcext:value-type="currency">
            <text:p>$13,490,000.00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National advertising</text:p>
          </table:table-cell>
          <table:table-cell office:value-type="currency" office:currency="USD" office:value="32551000" calcext:value-type="currency">
            <text:p>$32,551,000.00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Other</text:p>
          </table:table-cell>
          <table:table-cell office:value-type="currency" office:currency="USD" office:value="4847000" calcext:value-type="currency">
            <text:p>$4,847,000.00</text:p>
          </table:table-cell>
          <table:table-cell table:style-name="Default" table:number-columns-repeated="1022"/>
        </table:table-row>
        <table:table-row table:style-name="ro2">
          <table:table-cell table:number-columns-repeated="2"/>
          <table:table-cell table:style-name="Default" table:number-columns-repeated="1022"/>
        </table:table-row>
        <table:table-row table:style-name="ro2">
          <table:table-cell/>
          <table:table-cell table:formula="of:=SUM([.B31:.B35])" office:value-type="currency" office:currency="USD" office:value="134538000" calcext:value-type="currency">
            <text:p>$134,538,000.00</text:p>
          </table:table-cell>
          <table:table-cell table:style-name="Default" table:number-columns-repeated="1022"/>
        </table:table-row>
        <table:table-row table:style-name="ro2">
          <table:table-cell table:style-name="ce15"/>
          <table:table-cell table:style-name="ce21"/>
          <table:table-cell table:style-name="ce22" table:number-columns-repeated="1022"/>
        </table:table-row>
        <table:table-row table:style-name="ro2">
          <table:table-cell table:style-name="ce12" office:value-type="string" calcext:value-type="string">
            <text:p>Radio Expenses</text:p>
          </table:table-cell>
          <table:table-cell table:style-name="ce18"/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Programming/production</text:p>
          </table:table-cell>
          <table:table-cell table:style-name="ce18" office:value-type="currency" office:currency="USD" office:value="143308000" calcext:value-type="currency">
            <text:p>$143,308,000.00</text:p>
          </table:table-cell>
          <table:table-cell table:style-name="ce18" office:value-type="currency" office:currency="USD" office:value="94448000" calcext:value-type="currency">
            <text:p>$94,448,000.00</text:p>
          </table:table-cell>
          <table:table-cell table:style-name="ce10"/>
          <table:table-cell table:style-name="ce18" table:formula="of:=SUM([.B39:.C39])" office:value-type="currency" office:currency="USD" office:value="237756000" calcext:value-type="currency">
            <text:p>$237,756,000.00</text:p>
          </table:table-cell>
          <table:table-cell table:style-name="ce10" table:number-columns-repeated="12"/>
          <table:table-cell table:number-columns-repeated="1007"/>
        </table:table-row>
        <table:table-row table:style-name="ro2">
          <table:table-cell table:style-name="ce10" office:value-type="string" calcext:value-type="string">
            <text:p>Technical</text:p>
          </table:table-cell>
          <table:table-cell table:style-name="ce18" office:value-type="currency" office:currency="USD" office:value="10928000" calcext:value-type="currency">
            <text:p>$10,928,000.00</text:p>
          </table:table-cell>
          <table:table-cell table:style-name="ce18" office:value-type="currency" office:currency="USD" office:value="6173000" calcext:value-type="currency">
            <text:p>$6,173,000.00</text:p>
          </table:table-cell>
          <table:table-cell table:style-name="ce10"/>
          <table:table-cell table:style-name="ce18" table:formula="of:=SUM([.B40:.C40])" office:value-type="currency" office:currency="USD" office:value="17101000" calcext:value-type="currency">
            <text:p>$17,101,000.00</text:p>
          </table:table-cell>
          <table:table-cell table:style-name="ce1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Sales/promotional exp</text:p>
          </table:table-cell>
          <table:table-cell office:value-type="currency" office:currency="USD" office:value="4658000" calcext:value-type="currency">
            <text:p>$4,658,000.00</text:p>
          </table:table-cell>
          <table:table-cell table:style-name="ce20" office:value-type="currency" office:currency="USD" office:value="2929000" calcext:value-type="currency">
            <text:p>$2,929,000.00</text:p>
          </table:table-cell>
          <table:table-cell/>
          <table:table-cell table:style-name="ce18" table:formula="of:=SUM([.B41:.C41])" office:value-type="currency" office:currency="USD" office:value="7587000" calcext:value-type="currency">
            <text:p>$7,587,000.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min/general exp</text:p>
          </table:table-cell>
          <table:table-cell office:value-type="currency" office:currency="USD" office:value="27793000" calcext:value-type="currency">
            <text:p>$27,793,000.00</text:p>
          </table:table-cell>
          <table:table-cell table:style-name="ce20" office:value-type="currency" office:currency="USD" office:value="17647000" calcext:value-type="currency">
            <text:p>$17,647,000.00</text:p>
          </table:table-cell>
          <table:table-cell/>
          <table:table-cell table:style-name="ce18" table:formula="of:=SUM([.B42:.C42])" office:value-type="currency" office:currency="USD" office:value="45440000" calcext:value-type="currency">
            <text:p>$45,440,000.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"/>
          <table:table-cell table:number-columns-repeated="1021"/>
        </table:table-row>
        <table:table-row table:style-name="ro2">
          <table:table-cell table:style-name="ce16" office:value-type="string" calcext:value-type="string">
            <text:p>Radio Revenues</text:p>
          </table:table-cell>
          <table:table-cell/>
          <table:table-cell table:style-name="ce20"/>
          <table:table-cell table:number-columns-repeated="1021"/>
        </table:table-row>
        <table:table-row table:style-name="ro2">
          <table:table-cell office:value-type="string" calcext:value-type="string">
            <text:p>government grants</text:p>
          </table:table-cell>
          <table:table-cell office:value-type="currency" office:currency="USD" office:value="186512000" calcext:value-type="currency">
            <text:p>$186,512,000.00</text:p>
          </table:table-cell>
          <table:table-cell table:style-name="ce20" office:value-type="currency" office:currency="USD" office:value="122057000" calcext:value-type="currency">
            <text:p>$122,057,000.00</text:p>
          </table:table-cell>
          <table:table-cell/>
          <table:table-cell table:style-name="ce20" table:formula="of:=SUM([.B45:.D45])" office:value-type="currency" office:currency="USD" office:value="308569000" calcext:value-type="currency">
            <text:p>$308,569,000.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her revenue</text:p>
          </table:table-cell>
          <table:table-cell office:value-type="currency" office:currency="USD" office:value="6906000" calcext:value-type="currency">
            <text:p>$6,906,000.00</text:p>
          </table:table-cell>
          <table:table-cell table:style-name="ce20" office:value-type="currency" office:currency="USD" office:value="4869000" calcext:value-type="currency">
            <text:p>$4,869,000.00</text:p>
          </table:table-cell>
          <table:table-cell/>
          <table:table-cell table:style-name="ce20" table:formula="of:=SUM([.B46:.D46])" office:value-type="currency" office:currency="USD" office:value="11775000" calcext:value-type="currency">
            <text:p>$11,775,000.00</text:p>
          </table:table-cell>
          <table:table-cell table:number-columns-repeated="1019"/>
        </table:table-row>
        <table:table-row table:style-name="ro2" table:number-rows-repeated="5">
          <table:table-cell table:style-name="Default" table:number-columns-repeated="1024"/>
        </table:table-row>
        <table:table-row table:style-name="ro2">
          <table:table-cell table:style-name="Default"/>
          <table:table-cell table:style-name="ce2"/>
          <table:table-cell table:style-name="Default" table:number-columns-repeated="1022"/>
        </table:table-row>
        <table:table-row table:style-name="ro2" table:number-rows-repeated="5">
          <table:table-cell table:style-name="ce10"/>
          <table:table-cell table:number-columns-repeated="1023"/>
        </table:table-row>
        <table:table-row table:style-name="ro2" table:number-rows-repeated="5">
          <table:table-cell table:style-name="ce10"/>
          <table:table-cell table:style-name="ce2"/>
          <table:table-cell table:style-name="Default" table:number-columns-repeated="1022"/>
        </table:table-row>
        <table:table-row table:style-name="ro2" table:number-rows-repeated="4">
          <table:table-cell table:style-name="ce1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Default" table:number-columns-repeated="2"/>
          <table:table-cell table:style-name="ce20"/>
          <table:table-cell table:number-columns-repeated="1021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05T20:33:23.130733803</dc:date>
    <dc:creator>Davd Clinton</dc:creator>
    <meta:editing-duration>PT7H14M7S</meta:editing-duration>
    <meta:editing-cycles>44</meta:editing-cycles>
    <meta:document-statistic meta:table-count="1" meta:cell-count="160" meta:object-count="0"/>
  </office:meta>
</office:document-meta>
</file>